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1.3646in"/>
    </style:style>
    <style:style style:name="co68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ACSDT1Y2019.B17001D_data_with_overlays_2020-09-17T1214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D_001E</text:p>
          </table:table-cell>
          <table:table-cell office:value-type="string" calcext:value-type="string">
            <text:p>B17001D_001M</text:p>
          </table:table-cell>
          <table:table-cell office:value-type="string" calcext:value-type="string">
            <text:p>B17001D_002E</text:p>
          </table:table-cell>
          <table:table-cell office:value-type="string" calcext:value-type="string">
            <text:p>B17001D_002M</text:p>
          </table:table-cell>
          <table:table-cell office:value-type="string" calcext:value-type="string">
            <text:p>B17001D_003E</text:p>
          </table:table-cell>
          <table:table-cell office:value-type="string" calcext:value-type="string">
            <text:p>B17001D_003M</text:p>
          </table:table-cell>
          <table:table-cell office:value-type="string" calcext:value-type="string">
            <text:p>B17001D_004E</text:p>
          </table:table-cell>
          <table:table-cell office:value-type="string" calcext:value-type="string">
            <text:p>B17001D_004M</text:p>
          </table:table-cell>
          <table:table-cell office:value-type="string" calcext:value-type="string">
            <text:p>B17001D_005E</text:p>
          </table:table-cell>
          <table:table-cell office:value-type="string" calcext:value-type="string">
            <text:p>B17001D_005M</text:p>
          </table:table-cell>
          <table:table-cell office:value-type="string" calcext:value-type="string">
            <text:p>B17001D_006E</text:p>
          </table:table-cell>
          <table:table-cell office:value-type="string" calcext:value-type="string">
            <text:p>B17001D_006M</text:p>
          </table:table-cell>
          <table:table-cell office:value-type="string" calcext:value-type="string">
            <text:p>B17001D_007E</text:p>
          </table:table-cell>
          <table:table-cell office:value-type="string" calcext:value-type="string">
            <text:p>B17001D_007M</text:p>
          </table:table-cell>
          <table:table-cell office:value-type="string" calcext:value-type="string">
            <text:p>B17001D_008E</text:p>
          </table:table-cell>
          <table:table-cell office:value-type="string" calcext:value-type="string">
            <text:p>B17001D_008M</text:p>
          </table:table-cell>
          <table:table-cell office:value-type="string" calcext:value-type="string">
            <text:p>B17001D_009E</text:p>
          </table:table-cell>
          <table:table-cell office:value-type="string" calcext:value-type="string">
            <text:p>B17001D_009M</text:p>
          </table:table-cell>
          <table:table-cell office:value-type="string" calcext:value-type="string">
            <text:p>B17001D_010E</text:p>
          </table:table-cell>
          <table:table-cell office:value-type="string" calcext:value-type="string">
            <text:p>B17001D_010M</text:p>
          </table:table-cell>
          <table:table-cell office:value-type="string" calcext:value-type="string">
            <text:p>B17001D_011E</text:p>
          </table:table-cell>
          <table:table-cell office:value-type="string" calcext:value-type="string">
            <text:p>B17001D_011M</text:p>
          </table:table-cell>
          <table:table-cell office:value-type="string" calcext:value-type="string">
            <text:p>B17001D_012E</text:p>
          </table:table-cell>
          <table:table-cell office:value-type="string" calcext:value-type="string">
            <text:p>B17001D_012M</text:p>
          </table:table-cell>
          <table:table-cell office:value-type="string" calcext:value-type="string">
            <text:p>B17001D_013E</text:p>
          </table:table-cell>
          <table:table-cell office:value-type="string" calcext:value-type="string">
            <text:p>B17001D_013M</text:p>
          </table:table-cell>
          <table:table-cell office:value-type="string" calcext:value-type="string">
            <text:p>B17001D_014E</text:p>
          </table:table-cell>
          <table:table-cell office:value-type="string" calcext:value-type="string">
            <text:p>B17001D_014M</text:p>
          </table:table-cell>
          <table:table-cell office:value-type="string" calcext:value-type="string">
            <text:p>B17001D_015E</text:p>
          </table:table-cell>
          <table:table-cell office:value-type="string" calcext:value-type="string">
            <text:p>B17001D_015M</text:p>
          </table:table-cell>
          <table:table-cell office:value-type="string" calcext:value-type="string">
            <text:p>B17001D_016E</text:p>
          </table:table-cell>
          <table:table-cell office:value-type="string" calcext:value-type="string">
            <text:p>B17001D_016M</text:p>
          </table:table-cell>
          <table:table-cell office:value-type="string" calcext:value-type="string">
            <text:p>B17001D_017E</text:p>
          </table:table-cell>
          <table:table-cell office:value-type="string" calcext:value-type="string">
            <text:p>B17001D_017M</text:p>
          </table:table-cell>
          <table:table-cell office:value-type="string" calcext:value-type="string">
            <text:p>B17001D_018E</text:p>
          </table:table-cell>
          <table:table-cell office:value-type="string" calcext:value-type="string">
            <text:p>B17001D_018M</text:p>
          </table:table-cell>
          <table:table-cell office:value-type="string" calcext:value-type="string">
            <text:p>B17001D_019E</text:p>
          </table:table-cell>
          <table:table-cell office:value-type="string" calcext:value-type="string">
            <text:p>B17001D_019M</text:p>
          </table:table-cell>
          <table:table-cell office:value-type="string" calcext:value-type="string">
            <text:p>B17001D_020E</text:p>
          </table:table-cell>
          <table:table-cell office:value-type="string" calcext:value-type="string">
            <text:p>B17001D_020M</text:p>
          </table:table-cell>
          <table:table-cell office:value-type="string" calcext:value-type="string">
            <text:p>B17001D_021E</text:p>
          </table:table-cell>
          <table:table-cell office:value-type="string" calcext:value-type="string">
            <text:p>B17001D_021M</text:p>
          </table:table-cell>
          <table:table-cell office:value-type="string" calcext:value-type="string">
            <text:p>B17001D_022E</text:p>
          </table:table-cell>
          <table:table-cell office:value-type="string" calcext:value-type="string">
            <text:p>B17001D_022M</text:p>
          </table:table-cell>
          <table:table-cell office:value-type="string" calcext:value-type="string">
            <text:p>B17001D_023E</text:p>
          </table:table-cell>
          <table:table-cell office:value-type="string" calcext:value-type="string">
            <text:p>B17001D_023M</text:p>
          </table:table-cell>
          <table:table-cell office:value-type="string" calcext:value-type="string">
            <text:p>B17001D_024E</text:p>
          </table:table-cell>
          <table:table-cell office:value-type="string" calcext:value-type="string">
            <text:p>B17001D_024M</text:p>
          </table:table-cell>
          <table:table-cell office:value-type="string" calcext:value-type="string">
            <text:p>B17001D_025E</text:p>
          </table:table-cell>
          <table:table-cell office:value-type="string" calcext:value-type="string">
            <text:p>B17001D_025M</text:p>
          </table:table-cell>
          <table:table-cell office:value-type="string" calcext:value-type="string">
            <text:p>B17001D_026E</text:p>
          </table:table-cell>
          <table:table-cell office:value-type="string" calcext:value-type="string">
            <text:p>B17001D_026M</text:p>
          </table:table-cell>
          <table:table-cell office:value-type="string" calcext:value-type="string">
            <text:p>B17001D_027E</text:p>
          </table:table-cell>
          <table:table-cell office:value-type="string" calcext:value-type="string">
            <text:p>B17001D_027M</text:p>
          </table:table-cell>
          <table:table-cell office:value-type="string" calcext:value-type="string">
            <text:p>B17001D_028E</text:p>
          </table:table-cell>
          <table:table-cell office:value-type="string" calcext:value-type="string">
            <text:p>B17001D_028M</text:p>
          </table:table-cell>
          <table:table-cell office:value-type="string" calcext:value-type="string">
            <text:p>B17001D_029E</text:p>
          </table:table-cell>
          <table:table-cell office:value-type="string" calcext:value-type="string">
            <text:p>B17001D_029M</text:p>
          </table:table-cell>
          <table:table-cell office:value-type="string" calcext:value-type="string">
            <text:p>B17001D_030E</text:p>
          </table:table-cell>
          <table:table-cell office:value-type="string" calcext:value-type="string">
            <text:p>B17001D_030M</text:p>
          </table:table-cell>
          <table:table-cell office:value-type="string" calcext:value-type="string">
            <text:p>B17001D_031E</text:p>
          </table:table-cell>
          <table:table-cell office:value-type="string" calcext:value-type="string">
            <text:p>B17001D_031M</text:p>
          </table:table-cell>
          <table:table-cell office:value-type="string" calcext:value-type="string">
            <text:p>B17001D_032E</text:p>
          </table:table-cell>
          <table:table-cell office:value-type="string" calcext:value-type="string">
            <text:p>B17001D_032M</text:p>
          </table:table-cell>
          <table:table-cell office:value-type="string" calcext:value-type="string">
            <text:p>B17001D_033E</text:p>
          </table:table-cell>
          <table:table-cell office:value-type="string" calcext:value-type="string">
            <text:p>B17001D_033M</text:p>
          </table:table-cell>
          <table:table-cell office:value-type="string" calcext:value-type="string">
            <text:p>B17001D_034E</text:p>
          </table:table-cell>
          <table:table-cell office:value-type="string" calcext:value-type="string">
            <text:p>B17001D_034M</text:p>
          </table:table-cell>
          <table:table-cell office:value-type="string" calcext:value-type="string">
            <text:p>B17001D_035E</text:p>
          </table:table-cell>
          <table:table-cell office:value-type="string" calcext:value-type="string">
            <text:p>B17001D_035M</text:p>
          </table:table-cell>
          <table:table-cell office:value-type="string" calcext:value-type="string">
            <text:p>B17001D_036E</text:p>
          </table:table-cell>
          <table:table-cell office:value-type="string" calcext:value-type="string">
            <text:p>B17001D_036M</text:p>
          </table:table-cell>
          <table:table-cell office:value-type="string" calcext:value-type="string">
            <text:p>B17001D_037E</text:p>
          </table:table-cell>
          <table:table-cell office:value-type="string" calcext:value-type="string">
            <text:p>B17001D_037M</text:p>
          </table:table-cell>
          <table:table-cell office:value-type="string" calcext:value-type="string">
            <text:p>B17001D_038E</text:p>
          </table:table-cell>
          <table:table-cell office:value-type="string" calcext:value-type="string">
            <text:p>B17001D_038M</text:p>
          </table:table-cell>
          <table:table-cell office:value-type="string" calcext:value-type="string">
            <text:p>B17001D_039E</text:p>
          </table:table-cell>
          <table:table-cell office:value-type="string" calcext:value-type="string">
            <text:p>B17001D_039M</text:p>
          </table:table-cell>
          <table:table-cell office:value-type="string" calcext:value-type="string">
            <text:p>B17001D_040E</text:p>
          </table:table-cell>
          <table:table-cell office:value-type="string" calcext:value-type="string">
            <text:p>B17001D_040M</text:p>
          </table:table-cell>
          <table:table-cell office:value-type="string" calcext:value-type="string">
            <text:p>B17001D_041E</text:p>
          </table:table-cell>
          <table:table-cell office:value-type="string" calcext:value-type="string">
            <text:p>B17001D_041M</text:p>
          </table:table-cell>
          <table:table-cell office:value-type="string" calcext:value-type="string">
            <text:p>B17001D_042E</text:p>
          </table:table-cell>
          <table:table-cell office:value-type="string" calcext:value-type="string">
            <text:p>B17001D_042M</text:p>
          </table:table-cell>
          <table:table-cell office:value-type="string" calcext:value-type="string">
            <text:p>B17001D_043E</text:p>
          </table:table-cell>
          <table:table-cell office:value-type="string" calcext:value-type="string">
            <text:p>B17001D_043M</text:p>
          </table:table-cell>
          <table:table-cell office:value-type="string" calcext:value-type="string">
            <text:p>B17001D_044E</text:p>
          </table:table-cell>
          <table:table-cell office:value-type="string" calcext:value-type="string">
            <text:p>B17001D_044M</text:p>
          </table:table-cell>
          <table:table-cell office:value-type="string" calcext:value-type="string">
            <text:p>B17001D_045E</text:p>
          </table:table-cell>
          <table:table-cell office:value-type="string" calcext:value-type="string">
            <text:p>B17001D_045M</text:p>
          </table:table-cell>
          <table:table-cell office:value-type="string" calcext:value-type="string">
            <text:p>B17001D_046E</text:p>
          </table:table-cell>
          <table:table-cell office:value-type="string" calcext:value-type="string">
            <text:p>B17001D_046M</text:p>
          </table:table-cell>
          <table:table-cell office:value-type="string" calcext:value-type="string">
            <text:p>B17001D_047E</text:p>
          </table:table-cell>
          <table:table-cell office:value-type="string" calcext:value-type="string">
            <text:p>B17001D_047M</text:p>
          </table:table-cell>
          <table:table-cell office:value-type="string" calcext:value-type="string">
            <text:p>B17001D_048E</text:p>
          </table:table-cell>
          <table:table-cell office:value-type="string" calcext:value-type="string">
            <text:p>B17001D_048M</text:p>
          </table:table-cell>
          <table:table-cell office:value-type="string" calcext:value-type="string">
            <text:p>B17001D_049E</text:p>
          </table:table-cell>
          <table:table-cell office:value-type="string" calcext:value-type="string">
            <text:p>B17001D_049M</text:p>
          </table:table-cell>
          <table:table-cell office:value-type="string" calcext:value-type="string">
            <text:p>B17001D_050E</text:p>
          </table:table-cell>
          <table:table-cell office:value-type="string" calcext:value-type="string">
            <text:p>B17001D_050M</text:p>
          </table:table-cell>
          <table:table-cell office:value-type="string" calcext:value-type="string">
            <text:p>B17001D_051E</text:p>
          </table:table-cell>
          <table:table-cell office:value-type="string" calcext:value-type="string">
            <text:p>B17001D_051M</text:p>
          </table:table-cell>
          <table:table-cell office:value-type="string" calcext:value-type="string">
            <text:p>B17001D_052E</text:p>
          </table:table-cell>
          <table:table-cell office:value-type="string" calcext:value-type="string">
            <text:p>B17001D_052M</text:p>
          </table:table-cell>
          <table:table-cell office:value-type="string" calcext:value-type="string">
            <text:p>B17001D_053E</text:p>
          </table:table-cell>
          <table:table-cell office:value-type="string" calcext:value-type="string">
            <text:p>B17001D_053M</text:p>
          </table:table-cell>
          <table:table-cell office:value-type="string" calcext:value-type="string">
            <text:p>B17001D_054E</text:p>
          </table:table-cell>
          <table:table-cell office:value-type="string" calcext:value-type="string">
            <text:p>B17001D_054M</text:p>
          </table:table-cell>
          <table:table-cell office:value-type="string" calcext:value-type="string">
            <text:p>B17001D_055E</text:p>
          </table:table-cell>
          <table:table-cell office:value-type="string" calcext:value-type="string">
            <text:p>B17001D_055M</text:p>
          </table:table-cell>
          <table:table-cell office:value-type="string" calcext:value-type="string">
            <text:p>B17001D_056E</text:p>
          </table:table-cell>
          <table:table-cell office:value-type="string" calcext:value-type="string">
            <text:p>B17001D_056M</text:p>
          </table:table-cell>
          <table:table-cell office:value-type="string" calcext:value-type="string">
            <text:p>B17001D_057E</text:p>
          </table:table-cell>
          <table:table-cell office:value-type="string" calcext:value-type="string">
            <text:p>B17001D_057M</text:p>
          </table:table-cell>
          <table:table-cell office:value-type="string" calcext:value-type="string">
            <text:p>B17001D_058E</text:p>
          </table:table-cell>
          <table:table-cell office:value-type="string" calcext:value-type="string">
            <text:p>B17001D_058M</text:p>
          </table:table-cell>
          <table:table-cell office:value-type="string" calcext:value-type="string">
            <text:p>B17001D_059E</text:p>
          </table:table-cell>
          <table:table-cell office:value-type="string" calcext:value-type="string">
            <text:p>B17001D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0100000US</text:p>
          </table:table-cell>
          <table:table-cell office:value-type="string" calcext:value-type="string">
            <text:p>United States</text:p>
          </table:table-cell>
          <table:table-cell office:value-type="float" office:value="18274780" calcext:value-type="float">
            <text:p>18274780</text:p>
          </table:table-cell>
          <table:table-cell office:value-type="float" office:value="40507" calcext:value-type="float">
            <text:p>40507</text:p>
          </table:table-cell>
          <table:table-cell office:value-type="float" office:value="1761321" calcext:value-type="float">
            <text:p>1761321</text:p>
          </table:table-cell>
          <table:table-cell office:value-type="float" office:value="35380" calcext:value-type="float">
            <text:p>35380</text:p>
          </table:table-cell>
          <table:table-cell office:value-type="float" office:value="805984" calcext:value-type="float">
            <text:p>805984</text:p>
          </table:table-cell>
          <table:table-cell office:value-type="float" office:value="20848" calcext:value-type="float">
            <text:p>20848</text:p>
          </table:table-cell>
          <table:table-cell office:value-type="float" office:value="38476" calcext:value-type="float">
            <text:p>38476</text:p>
          </table:table-cell>
          <table:table-cell office:value-type="float" office:value="3512" calcext:value-type="float">
            <text:p>3512</text:p>
          </table:table-cell>
          <table:table-cell office:value-type="float" office:value="9300" calcext:value-type="float">
            <text:p>9300</text:p>
          </table:table-cell>
          <table:table-cell office:value-type="float" office:value="1563" calcext:value-type="float">
            <text:p>1563</text:p>
          </table:table-cell>
          <table:table-cell office:value-type="float" office:value="55594" calcext:value-type="float">
            <text:p>55594</text:p>
          </table:table-cell>
          <table:table-cell office:value-type="float" office:value="5345" calcext:value-type="float">
            <text:p>5345</text:p>
          </table:table-cell>
          <table:table-cell office:value-type="float" office:value="25953" calcext:value-type="float">
            <text:p>25953</text:p>
          </table:table-cell>
          <table:table-cell office:value-type="float" office:value="3020" calcext:value-type="float">
            <text:p>3020</text:p>
          </table:table-cell>
          <table:table-cell office:value-type="float" office:value="12146" calcext:value-type="float">
            <text:p>12146</text:p>
          </table:table-cell>
          <table:table-cell office:value-type="float" office:value="1754" calcext:value-type="float">
            <text:p>1754</text:p>
          </table:table-cell>
          <table:table-cell office:value-type="float" office:value="19193" calcext:value-type="float">
            <text:p>19193</text:p>
          </table:table-cell>
          <table:table-cell office:value-type="float" office:value="2397" calcext:value-type="float">
            <text:p>2397</text:p>
          </table:table-cell>
          <table:table-cell office:value-type="float" office:value="184752" calcext:value-type="float">
            <text:p>184752</text:p>
          </table:table-cell>
          <table:table-cell office:value-type="float" office:value="7405" calcext:value-type="float">
            <text:p>7405</text:p>
          </table:table-cell>
          <table:table-cell office:value-type="float" office:value="125746" calcext:value-type="float">
            <text:p>125746</text:p>
          </table:table-cell>
          <table:table-cell office:value-type="float" office:value="6894" calcext:value-type="float">
            <text:p>6894</text:p>
          </table:table-cell>
          <table:table-cell office:value-type="float" office:value="79262" calcext:value-type="float">
            <text:p>79262</text:p>
          </table:table-cell>
          <table:table-cell office:value-type="float" office:value="5793" calcext:value-type="float">
            <text:p>5793</text:p>
          </table:table-cell>
          <table:table-cell office:value-type="float" office:value="74431" calcext:value-type="float">
            <text:p>74431</text:p>
          </table:table-cell>
          <table:table-cell office:value-type="float" office:value="4408" calcext:value-type="float">
            <text:p>4408</text:p>
          </table:table-cell>
          <table:table-cell office:value-type="float" office:value="66115" calcext:value-type="float">
            <text:p>66115</text:p>
          </table:table-cell>
          <table:table-cell office:value-type="float" office:value="4419" calcext:value-type="float">
            <text:p>4419</text:p>
          </table:table-cell>
          <table:table-cell office:value-type="float" office:value="60959" calcext:value-type="float">
            <text:p>60959</text:p>
          </table:table-cell>
          <table:table-cell office:value-type="float" office:value="4419" calcext:value-type="float">
            <text:p>4419</text:p>
          </table:table-cell>
          <table:table-cell office:value-type="float" office:value="54057" calcext:value-type="float">
            <text:p>54057</text:p>
          </table:table-cell>
          <table:table-cell office:value-type="float" office:value="3738" calcext:value-type="float">
            <text:p>3738</text:p>
          </table:table-cell>
          <table:table-cell office:value-type="float" office:value="955337" calcext:value-type="float">
            <text:p>955337</text:p>
          </table:table-cell>
          <table:table-cell office:value-type="float" office:value="21073" calcext:value-type="float">
            <text:p>21073</text:p>
          </table:table-cell>
          <table:table-cell office:value-type="float" office:value="39297" calcext:value-type="float">
            <text:p>39297</text:p>
          </table:table-cell>
          <table:table-cell office:value-type="float" office:value="3486" calcext:value-type="float">
            <text:p>3486</text:p>
          </table:table-cell>
          <table:table-cell office:value-type="float" office:value="8861" calcext:value-type="float">
            <text:p>8861</text:p>
          </table:table-cell>
          <table:table-cell office:value-type="float" office:value="1782" calcext:value-type="float">
            <text:p>1782</text:p>
          </table:table-cell>
          <table:table-cell office:value-type="float" office:value="50755" calcext:value-type="float">
            <text:p>50755</text:p>
          </table:table-cell>
          <table:table-cell office:value-type="float" office:value="4446" calcext:value-type="float">
            <text:p>4446</text:p>
          </table:table-cell>
          <table:table-cell office:value-type="float" office:value="28652" calcext:value-type="float">
            <text:p>28652</text:p>
          </table:table-cell>
          <table:table-cell office:value-type="float" office:value="3217" calcext:value-type="float">
            <text:p>3217</text:p>
          </table:table-cell>
          <table:table-cell office:value-type="float" office:value="8725" calcext:value-type="float">
            <text:p>8725</text:p>
          </table:table-cell>
          <table:table-cell office:value-type="float" office:value="1546" calcext:value-type="float">
            <text:p>1546</text:p>
          </table:table-cell>
          <table:table-cell office:value-type="float" office:value="23872" calcext:value-type="float">
            <text:p>23872</text:p>
          </table:table-cell>
          <table:table-cell office:value-type="float" office:value="3012" calcext:value-type="float">
            <text:p>3012</text:p>
          </table:table-cell>
          <table:table-cell office:value-type="float" office:value="169429" calcext:value-type="float">
            <text:p>169429</text:p>
          </table:table-cell>
          <table:table-cell office:value-type="float" office:value="7314" calcext:value-type="float">
            <text:p>7314</text:p>
          </table:table-cell>
          <table:table-cell office:value-type="float" office:value="148075" calcext:value-type="float">
            <text:p>148075</text:p>
          </table:table-cell>
          <table:table-cell office:value-type="float" office:value="8014" calcext:value-type="float">
            <text:p>8014</text:p>
          </table:table-cell>
          <table:table-cell office:value-type="float" office:value="106449" calcext:value-type="float">
            <text:p>106449</text:p>
          </table:table-cell>
          <table:table-cell office:value-type="float" office:value="6026" calcext:value-type="float">
            <text:p>6026</text:p>
          </table:table-cell>
          <table:table-cell office:value-type="float" office:value="86520" calcext:value-type="float">
            <text:p>86520</text:p>
          </table:table-cell>
          <table:table-cell office:value-type="float" office:value="5140" calcext:value-type="float">
            <text:p>5140</text:p>
          </table:table-cell>
          <table:table-cell office:value-type="float" office:value="88978" calcext:value-type="float">
            <text:p>88978</text:p>
          </table:table-cell>
          <table:table-cell office:value-type="float" office:value="4049" calcext:value-type="float">
            <text:p>4049</text:p>
          </table:table-cell>
          <table:table-cell office:value-type="float" office:value="98900" calcext:value-type="float">
            <text:p>98900</text:p>
          </table:table-cell>
          <table:table-cell office:value-type="float" office:value="5405" calcext:value-type="float">
            <text:p>5405</text:p>
          </table:table-cell>
          <table:table-cell office:value-type="float" office:value="96824" calcext:value-type="float">
            <text:p>96824</text:p>
          </table:table-cell>
          <table:table-cell office:value-type="float" office:value="5335" calcext:value-type="float">
            <text:p>5335</text:p>
          </table:table-cell>
          <table:table-cell office:value-type="float" office:value="16513459" calcext:value-type="float">
            <text:p>16513459</text:p>
          </table:table-cell>
          <table:table-cell office:value-type="float" office:value="46216" calcext:value-type="float">
            <text:p>46216</text:p>
          </table:table-cell>
          <table:table-cell office:value-type="float" office:value="7842149" calcext:value-type="float">
            <text:p>7842149</text:p>
          </table:table-cell>
          <table:table-cell office:value-type="float" office:value="27421" calcext:value-type="float">
            <text:p>27421</text:p>
          </table:table-cell>
          <table:table-cell office:value-type="float" office:value="413796" calcext:value-type="float">
            <text:p>413796</text:p>
          </table:table-cell>
          <table:table-cell office:value-type="float" office:value="7293" calcext:value-type="float">
            <text:p>7293</text:p>
          </table:table-cell>
          <table:table-cell office:value-type="float" office:value="85126" calcext:value-type="float">
            <text:p>85126</text:p>
          </table:table-cell>
          <table:table-cell office:value-type="float" office:value="4908" calcext:value-type="float">
            <text:p>4908</text:p>
          </table:table-cell>
          <table:table-cell office:value-type="float" office:value="557270" calcext:value-type="float">
            <text:p>557270</text:p>
          </table:table-cell>
          <table:table-cell office:value-type="float" office:value="10295" calcext:value-type="float">
            <text:p>10295</text:p>
          </table:table-cell>
          <table:table-cell office:value-type="float" office:value="283704" calcext:value-type="float">
            <text:p>283704</text:p>
          </table:table-cell>
          <table:table-cell office:value-type="float" office:value="8901" calcext:value-type="float">
            <text:p>8901</text:p>
          </table:table-cell>
          <table:table-cell office:value-type="float" office:value="93915" calcext:value-type="float">
            <text:p>93915</text:p>
          </table:table-cell>
          <table:table-cell office:value-type="float" office:value="4041" calcext:value-type="float">
            <text:p>4041</text:p>
          </table:table-cell>
          <table:table-cell office:value-type="float" office:value="181682" calcext:value-type="float">
            <text:p>181682</text:p>
          </table:table-cell>
          <table:table-cell office:value-type="float" office:value="6360" calcext:value-type="float">
            <text:p>6360</text:p>
          </table:table-cell>
          <table:table-cell office:value-type="float" office:value="561975" calcext:value-type="float">
            <text:p>561975</text:p>
          </table:table-cell>
          <table:table-cell office:value-type="float" office:value="9562" calcext:value-type="float">
            <text:p>9562</text:p>
          </table:table-cell>
          <table:table-cell office:value-type="float" office:value="1387053" calcext:value-type="float">
            <text:p>1387053</text:p>
          </table:table-cell>
          <table:table-cell office:value-type="float" office:value="12429" calcext:value-type="float">
            <text:p>12429</text:p>
          </table:table-cell>
          <table:table-cell office:value-type="float" office:value="1320406" calcext:value-type="float">
            <text:p>1320406</text:p>
          </table:table-cell>
          <table:table-cell office:value-type="float" office:value="10511" calcext:value-type="float">
            <text:p>10511</text:p>
          </table:table-cell>
          <table:table-cell office:value-type="float" office:value="1133626" calcext:value-type="float">
            <text:p>1133626</text:p>
          </table:table-cell>
          <table:table-cell office:value-type="float" office:value="7364" calcext:value-type="float">
            <text:p>7364</text:p>
          </table:table-cell>
          <table:table-cell office:value-type="float" office:value="888809" calcext:value-type="float">
            <text:p>888809</text:p>
          </table:table-cell>
          <table:table-cell office:value-type="float" office:value="7455" calcext:value-type="float">
            <text:p>7455</text:p>
          </table:table-cell>
          <table:table-cell office:value-type="float" office:value="586657" calcext:value-type="float">
            <text:p>586657</text:p>
          </table:table-cell>
          <table:table-cell office:value-type="float" office:value="7018" calcext:value-type="float">
            <text:p>7018</text:p>
          </table:table-cell>
          <table:table-cell office:value-type="float" office:value="348130" calcext:value-type="float">
            <text:p>348130</text:p>
          </table:table-cell>
          <table:table-cell office:value-type="float" office:value="4637" calcext:value-type="float">
            <text:p>4637</text:p>
          </table:table-cell>
          <table:table-cell office:value-type="float" office:value="8671310" calcext:value-type="float">
            <text:p>8671310</text:p>
          </table:table-cell>
          <table:table-cell office:value-type="float" office:value="29147" calcext:value-type="float">
            <text:p>29147</text:p>
          </table:table-cell>
          <table:table-cell office:value-type="float" office:value="393970" calcext:value-type="float">
            <text:p>393970</text:p>
          </table:table-cell>
          <table:table-cell office:value-type="float" office:value="7746" calcext:value-type="float">
            <text:p>7746</text:p>
          </table:table-cell>
          <table:table-cell office:value-type="float" office:value="87188" calcext:value-type="float">
            <text:p>87188</text:p>
          </table:table-cell>
          <table:table-cell office:value-type="float" office:value="5501" calcext:value-type="float">
            <text:p>5501</text:p>
          </table:table-cell>
          <table:table-cell office:value-type="float" office:value="521693" calcext:value-type="float">
            <text:p>521693</text:p>
          </table:table-cell>
          <table:table-cell office:value-type="float" office:value="8707" calcext:value-type="float">
            <text:p>8707</text:p>
          </table:table-cell>
          <table:table-cell office:value-type="float" office:value="282777" calcext:value-type="float">
            <text:p>282777</text:p>
          </table:table-cell>
          <table:table-cell office:value-type="float" office:value="7595" calcext:value-type="float">
            <text:p>7595</text:p>
          </table:table-cell>
          <table:table-cell office:value-type="float" office:value="97991" calcext:value-type="float">
            <text:p>97991</text:p>
          </table:table-cell>
          <table:table-cell office:value-type="float" office:value="5267" calcext:value-type="float">
            <text:p>5267</text:p>
          </table:table-cell>
          <table:table-cell office:value-type="float" office:value="181301" calcext:value-type="float">
            <text:p>181301</text:p>
          </table:table-cell>
          <table:table-cell office:value-type="float" office:value="5870" calcext:value-type="float">
            <text:p>5870</text:p>
          </table:table-cell>
          <table:table-cell office:value-type="float" office:value="544432" calcext:value-type="float">
            <text:p>544432</text:p>
          </table:table-cell>
          <table:table-cell office:value-type="float" office:value="9654" calcext:value-type="float">
            <text:p>9654</text:p>
          </table:table-cell>
          <table:table-cell office:value-type="float" office:value="1452718" calcext:value-type="float">
            <text:p>1452718</text:p>
          </table:table-cell>
          <table:table-cell office:value-type="float" office:value="10938" calcext:value-type="float">
            <text:p>10938</text:p>
          </table:table-cell>
          <table:table-cell office:value-type="float" office:value="1499452" calcext:value-type="float">
            <text:p>1499452</text:p>
          </table:table-cell>
          <table:table-cell office:value-type="float" office:value="11935" calcext:value-type="float">
            <text:p>11935</text:p>
          </table:table-cell>
          <table:table-cell office:value-type="float" office:value="1318802" calcext:value-type="float">
            <text:p>1318802</text:p>
          </table:table-cell>
          <table:table-cell office:value-type="float" office:value="9249" calcext:value-type="float">
            <text:p>9249</text:p>
          </table:table-cell>
          <table:table-cell office:value-type="float" office:value="1078552" calcext:value-type="float">
            <text:p>1078552</text:p>
          </table:table-cell>
          <table:table-cell office:value-type="float" office:value="6458" calcext:value-type="float">
            <text:p>6458</text:p>
          </table:table-cell>
          <table:table-cell office:value-type="float" office:value="751500" calcext:value-type="float">
            <text:p>751500</text:p>
          </table:table-cell>
          <table:table-cell office:value-type="float" office:value="7493" calcext:value-type="float">
            <text:p>7493</text:p>
          </table:table-cell>
          <table:table-cell office:value-type="float" office:value="460934" calcext:value-type="float">
            <text:p>460934</text:p>
          </table:table-cell>
          <table:table-cell office:value-type="float" office:value="6905" calcext:value-type="float">
            <text:p>6905</text:p>
          </table:table-cell>
        </table:table-row>
      </table:table>
      <table:table table:name="Sheet2" table:style-name="ta1">
        <table:table-column table:style-name="co65" table:default-cell-style-name="Default"/>
        <table:table-column table:style-name="co66" table:default-cell-style-name="Default"/>
        <table:table-column table:style-name="co37" table:default-cell-style-name="Default"/>
        <table:table-column table:style-name="co66" table:number-columns-repeated="2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United St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imate!!Total:</text:p>
          </table:table-cell>
          <table:table-cell office:value-type="float" office:value="18274780" calcext:value-type="float">
            <text:p>182747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imate!!Total:!!Income in the past 12 months at or above poverty level:</text:p>
          </table:table-cell>
          <table:table-cell office:value-type="float" office:value="16513459" calcext:value-type="float">
            <text:p>16513459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1761321" calcext:value-type="float">
            <text:p>1761321</text:p>
          </table:table-cell>
          <table:table-cell/>
          <table:table-cell table:style-name="ce1" table:formula="of:=[.D3]/([.B3]+[.D3])*100" office:value-type="float" office:value="9.63798743404845" calcext:value-type="float">
            <text:p>9.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</text:p>
          </table:table-cell>
          <table:table-cell office:value-type="float" office:value="8671310" calcext:value-type="float">
            <text:p>8671310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955337" calcext:value-type="float">
            <text:p>955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float" office:value="282777" calcext:value-type="float">
            <text:p>282777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float" office:value="28652" calcext:value-type="float">
            <text:p>28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float" office:value="97991" calcext:value-type="float">
            <text:p>97991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float" office:value="8725" calcext:value-type="float">
            <text:p>8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float" office:value="181301" calcext:value-type="float">
            <text:p>181301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float" office:value="23872" calcext:value-type="float">
            <text:p>23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float" office:value="544432" calcext:value-type="float">
            <text:p>544432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float" office:value="169429" calcext:value-type="float">
            <text:p>169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float" office:value="1452718" calcext:value-type="float">
            <text:p>1452718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float" office:value="148075" calcext:value-type="float">
            <text:p>148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float" office:value="1499452" calcext:value-type="float">
            <text:p>1499452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float" office:value="106449" calcext:value-type="float">
            <text:p>106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float" office:value="1318802" calcext:value-type="float">
            <text:p>1318802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float" office:value="86520" calcext:value-type="float">
            <text:p>86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float" office:value="87188" calcext:value-type="float">
            <text:p>87188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float" office:value="8861" calcext:value-type="float">
            <text:p>8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float" office:value="1078552" calcext:value-type="float">
            <text:p>1078552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float" office:value="88978" calcext:value-type="float">
            <text:p>88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float" office:value="521693" calcext:value-type="float">
            <text:p>521693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float" office:value="50755" calcext:value-type="float">
            <text:p>50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float" office:value="751500" calcext:value-type="float">
            <text:p>751500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float" office:value="98900" calcext:value-type="float">
            <text:p>98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float" office:value="460934" calcext:value-type="float">
            <text:p>460934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float" office:value="96824" calcext:value-type="float">
            <text:p>96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float" office:value="393970" calcext:value-type="float">
            <text:p>393970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float" office:value="39297" calcext:value-type="float">
            <text:p>39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</text:p>
          </table:table-cell>
          <table:table-cell office:value-type="float" office:value="7842149" calcext:value-type="float">
            <text:p>7842149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805984" calcext:value-type="float">
            <text:p>805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float" office:value="283704" calcext:value-type="float">
            <text:p>283704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float" office:value="25953" calcext:value-type="float">
            <text:p>25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float" office:value="93915" calcext:value-type="float">
            <text:p>93915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float" office:value="12146" calcext:value-type="float">
            <text:p>12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float" office:value="181682" calcext:value-type="float">
            <text:p>181682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float" office:value="19193" calcext:value-type="float">
            <text:p>19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float" office:value="561975" calcext:value-type="float">
            <text:p>561975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float" office:value="184752" calcext:value-type="float">
            <text:p>184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float" office:value="1387053" calcext:value-type="float">
            <text:p>1387053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float" office:value="125746" calcext:value-type="float">
            <text:p>125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float" office:value="1320406" calcext:value-type="float">
            <text:p>1320406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float" office:value="79262" calcext:value-type="float">
            <text:p>79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float" office:value="1133626" calcext:value-type="float">
            <text:p>1133626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float" office:value="74431" calcext:value-type="float">
            <text:p>74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float" office:value="85126" calcext:value-type="float">
            <text:p>85126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float" office:value="9300" calcext:value-type="float">
            <text:p>9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float" office:value="888809" calcext:value-type="float">
            <text:p>888809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float" office:value="66115" calcext:value-type="float">
            <text:p>66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float" office:value="557270" calcext:value-type="float">
            <text:p>557270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float" office:value="55594" calcext:value-type="float">
            <text:p>55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float" office:value="586657" calcext:value-type="float">
            <text:p>586657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float" office:value="60959" calcext:value-type="float">
            <text:p>60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float" office:value="348130" calcext:value-type="float">
            <text:p>348130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float" office:value="54057" calcext:value-type="float">
            <text:p>54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float" office:value="413796" calcext:value-type="float">
            <text:p>413796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float" office:value="38476" calcext:value-type="float">
            <text:p>38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</text:p>
          </table:table-cell>
          <table:table-cell table:formula="of:=[.B18]+[.B4]" office:value-type="float" office:value="16513459" calcext:value-type="float">
            <text:p>16513459</text:p>
          </table:table-cell>
          <table:table-cell/>
          <table:table-cell table:formula="of:=[.D18]+[.D4]" office:value-type="float" office:value="1761321" calcext:value-type="float">
            <text:p>1761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table:formula="of:=[.B19]+[.B5]" office:value-type="float" office:value="566481" calcext:value-type="float">
            <text:p>566481</text:p>
          </table:table-cell>
          <table:table-cell/>
          <table:table-cell table:formula="of:=[.D19]+[.D5]" office:value-type="float" office:value="54605" calcext:value-type="float">
            <text:p>54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table:formula="of:=[.B20]+[.B6]" office:value-type="float" office:value="191906" calcext:value-type="float">
            <text:p>191906</text:p>
          </table:table-cell>
          <table:table-cell/>
          <table:table-cell table:formula="of:=[.D20]+[.D6]" office:value-type="float" office:value="20871" calcext:value-type="float">
            <text:p>20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table:formula="of:=[.B21]+[.B7]" office:value-type="float" office:value="362983" calcext:value-type="float">
            <text:p>362983</text:p>
          </table:table-cell>
          <table:table-cell/>
          <table:table-cell table:formula="of:=[.D21]+[.D7]" office:value-type="float" office:value="43065" calcext:value-type="float">
            <text:p>43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8 to 24 years</text:p>
          </table:table-cell>
          <table:table-cell table:formula="of:=[.B22]+[.B8]" office:value-type="float" office:value="1106407" calcext:value-type="float">
            <text:p>1106407</text:p>
          </table:table-cell>
          <table:table-cell/>
          <table:table-cell table:formula="of:=[.D22]+[.D8]" office:value-type="float" office:value="354181" calcext:value-type="float">
            <text:p>354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table:formula="of:=[.B23]+[.B9]" office:value-type="float" office:value="2839771" calcext:value-type="float">
            <text:p>2839771</text:p>
          </table:table-cell>
          <table:table-cell/>
          <table:table-cell table:formula="of:=[.D23]+[.D9]" office:value-type="float" office:value="273821" calcext:value-type="float">
            <text:p>273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table:formula="of:=[.B24]+[.B10]" office:value-type="float" office:value="2819858" calcext:value-type="float">
            <text:p>2819858</text:p>
          </table:table-cell>
          <table:table-cell/>
          <table:table-cell table:formula="of:=[.D24]+[.D10]" office:value-type="float" office:value="185711" calcext:value-type="float">
            <text:p>185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table:formula="of:=[.B25]+[.B11]" office:value-type="float" office:value="2452428" calcext:value-type="float">
            <text:p>2452428</text:p>
          </table:table-cell>
          <table:table-cell/>
          <table:table-cell table:formula="of:=[.D25]+[.D11]" office:value-type="float" office:value="160951" calcext:value-type="float">
            <text:p>160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table:formula="of:=[.B26]+[.B12]" office:value-type="float" office:value="172314" calcext:value-type="float">
            <text:p>172314</text:p>
          </table:table-cell>
          <table:table-cell/>
          <table:table-cell table:formula="of:=[.D26]+[.D12]" office:value-type="float" office:value="18161" calcext:value-type="float">
            <text:p>18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table:formula="of:=[.B27]+[.B13]" office:value-type="float" office:value="1967361" calcext:value-type="float">
            <text:p>1967361</text:p>
          </table:table-cell>
          <table:table-cell/>
          <table:table-cell table:formula="of:=[.D27]+[.D13]" office:value-type="float" office:value="155093" calcext:value-type="float">
            <text:p>155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table:formula="of:=[.B28]+[.B14]" office:value-type="float" office:value="1078963" calcext:value-type="float">
            <text:p>1078963</text:p>
          </table:table-cell>
          <table:table-cell/>
          <table:table-cell table:formula="of:=[.D28]+[.D14]" office:value-type="float" office:value="106349" calcext:value-type="float">
            <text:p>10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5 to 74 years</text:p>
          </table:table-cell>
          <table:table-cell table:formula="of:=[.B29]+[.B15]" office:value-type="float" office:value="1338157" calcext:value-type="float">
            <text:p>1338157</text:p>
          </table:table-cell>
          <table:table-cell/>
          <table:table-cell table:formula="of:=[.D29]+[.D15]" office:value-type="float" office:value="159859" calcext:value-type="float">
            <text:p>159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table:formula="of:=[.B30]+[.B16]" office:value-type="float" office:value="809064" calcext:value-type="float">
            <text:p>809064</text:p>
          </table:table-cell>
          <table:table-cell/>
          <table:table-cell table:formula="of:=[.D30]+[.D16]" office:value-type="float" office:value="150881" calcext:value-type="float">
            <text:p>150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Under 5 years</text:p>
          </table:table-cell>
          <table:table-cell table:formula="of:=[.B31]+[.B17]" office:value-type="float" office:value="807766" calcext:value-type="float">
            <text:p>807766</text:p>
          </table:table-cell>
          <table:table-cell/>
          <table:table-cell table:formula="of:=[.D31]+[.D17]" office:value-type="float" office:value="77773" calcext:value-type="float">
            <text:p>77773</text:p>
          </table:table-cell>
          <table:table-cell table:number-columns-repeated="2"/>
        </table:table-row>
      </table:table>
      <table:table table:name="Sheet3" table:style-name="ta1">
        <table:table-column table:style-name="co68" table:default-cell-style-name="Default"/>
        <table:table-column table:style-name="co66" table:number-columns-repeated="4" table:default-cell-style-name="Default"/>
        <table:table-column table:style-name="co66" table:default-cell-style-name="ce1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H:!!Under 5 years</text:p>
          </table:table-cell>
          <table:table-cell office:value-type="float" office:value="807766" calcext:value-type="float">
            <text:p>807766</text:p>
          </table:table-cell>
          <table:table-cell/>
          <table:table-cell office:value-type="float" office:value="77773" calcext:value-type="float">
            <text:p>77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office:value-type="float" office:value="172314" calcext:value-type="float">
            <text:p>172314</text:p>
          </table:table-cell>
          <table:table-cell/>
          <table:table-cell office:value-type="float" office:value="18161" calcext:value-type="float">
            <text:p>18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office:value-type="float" office:value="1078963" calcext:value-type="float">
            <text:p>1078963</text:p>
          </table:table-cell>
          <table:table-cell/>
          <table:table-cell office:value-type="float" office:value="106349" calcext:value-type="float">
            <text:p>10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office:value-type="float" office:value="566481" calcext:value-type="float">
            <text:p>566481</text:p>
          </table:table-cell>
          <table:table-cell/>
          <table:table-cell office:value-type="float" office:value="54605" calcext:value-type="float">
            <text:p>54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office:value-type="float" office:value="191906" calcext:value-type="float">
            <text:p>191906</text:p>
          </table:table-cell>
          <table:table-cell/>
          <table:table-cell office:value-type="float" office:value="20871" calcext:value-type="float">
            <text:p>20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office:value-type="float" office:value="362983" calcext:value-type="float">
            <text:p>362983</text:p>
          </table:table-cell>
          <table:table-cell/>
          <table:table-cell office:value-type="float" office:value="43065" calcext:value-type="float">
            <text:p>43065</text:p>
          </table:table-cell>
          <table:table-cell table:number-columns-repeated="2"/>
        </table:table-row>
        <table:table-row table:style-name="ro1">
          <table:table-cell/>
          <table:table-cell table:formula="of:=SUM([.B2:.B7])" office:value-type="float" office:value="3180413" calcext:value-type="float">
            <text:p>3180413</text:p>
          </table:table-cell>
          <table:table-cell/>
          <table:table-cell table:formula="of:=SUM([.D2:.D7])" office:value-type="float" office:value="320824" calcext:value-type="float">
            <text:p>320824</text:p>
          </table:table-cell>
          <table:table-cell/>
          <table:table-cell table:formula="of:=[.D8]/([.B8]+[.D8])*100" office:value-type="float" office:value="9.16316147692944" calcext:value-type="float">
            <text:p>9.2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office:value-type="float" office:value="1106407" calcext:value-type="float">
            <text:p>1106407</text:p>
          </table:table-cell>
          <table:table-cell/>
          <table:table-cell office:value-type="float" office:value="354181" calcext:value-type="float">
            <text:p>354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office:value-type="float" office:value="2839771" calcext:value-type="float">
            <text:p>2839771</text:p>
          </table:table-cell>
          <table:table-cell/>
          <table:table-cell office:value-type="float" office:value="273821" calcext:value-type="float">
            <text:p>273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office:value-type="float" office:value="2819858" calcext:value-type="float">
            <text:p>2819858</text:p>
          </table:table-cell>
          <table:table-cell/>
          <table:table-cell office:value-type="float" office:value="185711" calcext:value-type="float">
            <text:p>185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office:value-type="float" office:value="2452428" calcext:value-type="float">
            <text:p>2452428</text:p>
          </table:table-cell>
          <table:table-cell/>
          <table:table-cell office:value-type="float" office:value="160951" calcext:value-type="float">
            <text:p>160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office:value-type="float" office:value="1967361" calcext:value-type="float">
            <text:p>1967361</text:p>
          </table:table-cell>
          <table:table-cell/>
          <table:table-cell office:value-type="float" office:value="155093" calcext:value-type="float">
            <text:p>155093</text:p>
          </table:table-cell>
          <table:table-cell table:number-columns-repeated="2"/>
        </table:table-row>
        <table:table-row table:style-name="ro1">
          <table:table-cell/>
          <table:table-cell table:formula="of:=SUM([.B9:.B13])" office:value-type="float" office:value="11185825" calcext:value-type="float">
            <text:p>11185825</text:p>
          </table:table-cell>
          <table:table-cell/>
          <table:table-cell table:formula="of:=SUM([.D9:.D13])" office:value-type="float" office:value="1129757" calcext:value-type="float">
            <text:p>1129757</text:p>
          </table:table-cell>
          <table:table-cell/>
          <table:table-cell table:formula="of:=[.D14]/([.B14]+[.D14])*100" office:value-type="float" office:value="9.17339513471633" calcext:value-type="float">
            <text:p>9.2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office:value-type="float" office:value="1338157" calcext:value-type="float">
            <text:p>1338157</text:p>
          </table:table-cell>
          <table:table-cell/>
          <table:table-cell office:value-type="float" office:value="159859" calcext:value-type="float">
            <text:p>159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office:value-type="float" office:value="809064" calcext:value-type="float">
            <text:p>809064</text:p>
          </table:table-cell>
          <table:table-cell/>
          <table:table-cell office:value-type="float" office:value="150881" calcext:value-type="float">
            <text:p>150881</text:p>
          </table:table-cell>
          <table:table-cell table:number-columns-repeated="2"/>
        </table:table-row>
        <table:table-row table:style-name="ro1">
          <table:table-cell/>
          <table:table-cell table:formula="of:=[.B15]+[.B16]" office:value-type="float" office:value="2147221" calcext:value-type="float">
            <text:p>2147221</text:p>
          </table:table-cell>
          <table:table-cell/>
          <table:table-cell table:formula="of:=[.D15]+[.D16]" office:value-type="float" office:value="310740" calcext:value-type="float">
            <text:p>310740</text:p>
          </table:table-cell>
          <table:table-cell/>
          <table:table-cell table:formula="of:=[.D17]/([.B17]+[.D17])*100" office:value-type="float" office:value="12.642185941925" calcext:value-type="float">
            <text:p>12.6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B1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1:41:31.252549015</dc:date>
    <meta:editing-duration>PT8M17S</meta:editing-duration>
    <meta:editing-cycles>3</meta:editing-cycles>
    <meta:generator>LibreOffice/6.4.6.2$Linux_X86_64 LibreOffice_project/40$Build-2</meta:generator>
    <meta:document-statistic meta:table-count="3" meta:cell-count="571" meta:object-count="0"/>
  </office:meta>
</office:document-meta>
</file>